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0219" calcext:value-type="float">
            <text:p>0.00020219</text:p>
          </table:table-cell>
          <table:table-cell table:formula="of:=IF([.B2]=0;0;IF([.B2]=1;1;LN([.B2]/(1-[.B2]))))" office:value-type="float" office:value="-8.50610049814191" calcext:value-type="float">
            <text:p>-8.50610049814191</text:p>
          </table:table-cell>
          <table:table-cell table:formula="of:=IF([.B2]=0;0;IF([.B2]=1;1;[.C2]+0.503786482723489))" office:value-type="float" office:value="-8.00231401541842" calcext:value-type="float">
            <text:p>-8.00231401541842</text:p>
          </table:table-cell>
          <table:table-cell table:formula="of:=IF([.B2]=0;0;IF([.B2]=1;1;1/(1+EXP(-[.D2]))))" office:value-type="float" office:value="0.000334575281578117" calcext:value-type="float">
            <text:p>0.000334575281578117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81922" calcext:value-type="float">
            <text:p>0.00281922</text:p>
          </table:table-cell>
          <table:table-cell table:formula="of:=IF([.B3]=0;0;IF([.B3]=1;1;LN([.B3]/(1-[.B3]))))" office:value-type="float" office:value="-5.86847182655087" calcext:value-type="float">
            <text:p>-5.86847182655087</text:p>
          </table:table-cell>
          <table:table-cell table:formula="of:=IF([.B3]=0;0;IF([.B3]=1;1;[.C3]+0.503786482723489))" office:value-type="float" office:value="-5.36468534382738" calcext:value-type="float">
            <text:p>-5.36468534382738</text:p>
          </table:table-cell>
          <table:table-cell table:formula="of:=IF([.B3]=0;0;IF([.B3]=1;1;1/(1+EXP(-[.D3]))))" office:value-type="float" office:value="0.00465714181278852" calcext:value-type="float">
            <text:p>0.00465714181278852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68035" calcext:value-type="float">
            <text:p>0.268035</text:p>
          </table:table-cell>
          <table:table-cell table:formula="of:=IF([.B4]=0;0;IF([.B4]=1;1;LN([.B4]/(1-[.B4]))))" office:value-type="float" office:value="-1.00461512961179" calcext:value-type="float">
            <text:p>-1.00461512961179</text:p>
          </table:table-cell>
          <table:table-cell table:formula="of:=IF([.B4]=0;0;IF([.B4]=1;1;[.C4]+0.503786482723489))" office:value-type="float" office:value="-0.500828646888302" calcext:value-type="float">
            <text:p>-0.500828646888302</text:p>
          </table:table-cell>
          <table:table-cell table:formula="of:=IF([.B4]=0;0;IF([.B4]=1;1;1/(1+EXP(-[.D4]))))" office:value-type="float" office:value="0.377345953473275" calcext:value-type="float">
            <text:p>0.37734595347327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743738" calcext:value-type="float">
            <text:p>0.000000743738</text:p>
          </table:table-cell>
          <table:table-cell table:formula="of:=IF([.B5]=0;0;IF([.B5]=1;1;LN([.B5]/(1-[.B5]))))" office:value-type="float" office:value="-14.1115762709322" calcext:value-type="float">
            <text:p>-14.1115762709322</text:p>
          </table:table-cell>
          <table:table-cell table:formula="of:=IF([.B5]=0;0;IF([.B5]=1;1;[.C5]+0.503786482723489))" office:value-type="float" office:value="-13.6077897882087" calcext:value-type="float">
            <text:p>-13.6077897882087</text:p>
          </table:table-cell>
          <table:table-cell table:formula="of:=IF([.B5]=0;0;IF([.B5]=1;1;1/(1+EXP(-[.D5]))))" office:value-type="float" office:value="0.00000123086791055095" calcext:value-type="float">
            <text:p>1.23086791055095E-0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43287" calcext:value-type="float">
            <text:p>0.643287</text:p>
          </table:table-cell>
          <table:table-cell table:formula="of:=IF([.B6]=0;0;IF([.B6]=1;1;LN([.B6]/(1-[.B6]))))" office:value-type="float" office:value="0.589659433019042" calcext:value-type="float">
            <text:p>0.589659433019042</text:p>
          </table:table-cell>
          <table:table-cell table:formula="of:=IF([.B6]=0;0;IF([.B6]=1;1;[.C6]+0.503786482723489))" office:value-type="float" office:value="1.09344591574253" calcext:value-type="float">
            <text:p>1.09344591574253</text:p>
          </table:table-cell>
          <table:table-cell table:formula="of:=IF([.B6]=0;0;IF([.B6]=1;1;1/(1+EXP(-[.D6]))))" office:value-type="float" office:value="0.749030054458792" calcext:value-type="float">
            <text:p>0.749030054458792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79761" calcext:value-type="float">
            <text:p>0.00179761</text:p>
          </table:table-cell>
          <table:table-cell table:formula="of:=IF([.B7]=0;0;IF([.B7]=1;1;LN([.B7]/(1-[.B7]))))" office:value-type="float" office:value="-6.31949804649604" calcext:value-type="float">
            <text:p>-6.31949804649604</text:p>
          </table:table-cell>
          <table:table-cell table:formula="of:=IF([.B7]=0;0;IF([.B7]=1;1;[.C7]+0.503786482723489))" office:value-type="float" office:value="-5.81571156377255" calcext:value-type="float">
            <text:p>-5.81571156377255</text:p>
          </table:table-cell>
          <table:table-cell table:formula="of:=IF([.B7]=0;0;IF([.B7]=1;1;1/(1+EXP(-[.D7]))))" office:value-type="float" office:value="0.00297150271295808" calcext:value-type="float">
            <text:p>0.00297150271295808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53" calcext:value-type="float">
            <text:p>0.01053</text:p>
          </table:table-cell>
          <table:table-cell table:formula="of:=IF([.B8]=0;0;IF([.B8]=1;1;LN([.B8]/(1-[.B8]))))" office:value-type="float" office:value="-4.54294112009453" calcext:value-type="float">
            <text:p>-4.54294112009453</text:p>
          </table:table-cell>
          <table:table-cell table:formula="of:=IF([.B8]=0;0;IF([.B8]=1;1;[.C8]+0.503786482723489))" office:value-type="float" office:value="-4.03915463737104" calcext:value-type="float">
            <text:p>-4.03915463737104</text:p>
          </table:table-cell>
          <table:table-cell table:formula="of:=IF([.B8]=0;0;IF([.B8]=1;1;1/(1+EXP(-[.D8]))))" office:value-type="float" office:value="0.0173075286135865" calcext:value-type="float">
            <text:p>0.017307528613586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]=0;0;IF([.B9]=1;1;LN([.B9]/(1-[.B9]))))" office:value-type="float" office:value="1" calcext:value-type="float">
            <text:p>1</text:p>
          </table:table-cell>
          <table:table-cell table:formula="of:=IF([.B9]=0;0;IF([.B9]=1;1;[.C9]+0.503786482723489))" office:value-type="float" office:value="1" calcext:value-type="float">
            <text:p>1</text:p>
          </table:table-cell>
          <table:table-cell table:formula="of:=IF([.B9]=0;0;IF([.B9]=1;1;1/(1+EXP(-[.D9]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571006" calcext:value-type="float">
            <text:p>0.00000571006</text:p>
          </table:table-cell>
          <table:table-cell table:formula="of:=IF([.B10]=0;0;IF([.B10]=1;1;LN([.B10]/(1-[.B10]))))" office:value-type="float" office:value="-12.0732753163944" calcext:value-type="float">
            <text:p>-12.0732753163944</text:p>
          </table:table-cell>
          <table:table-cell table:formula="of:=IF([.B10]=0;0;IF([.B10]=1;1;[.C10]+0.503786482723489))" office:value-type="float" office:value="-11.5694888336709" calcext:value-type="float">
            <text:p>-11.5694888336709</text:p>
          </table:table-cell>
          <table:table-cell table:formula="of:=IF([.B10]=0;0;IF([.B10]=1;1;1/(1+EXP(-[.D10]))))" office:value-type="float" office:value="0.00000944997668467149" calcext:value-type="float">
            <text:p>9.44997668467149E-0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637551" calcext:value-type="float">
            <text:p>0.000000637551</text:p>
          </table:table-cell>
          <table:table-cell table:formula="of:=IF([.B11]=0;0;IF([.B11]=1;1;LN([.B11]/(1-[.B11]))))" office:value-type="float" office:value="-14.2656309255625" calcext:value-type="float">
            <text:p>-14.2656309255625</text:p>
          </table:table-cell>
          <table:table-cell table:formula="of:=IF([.B11]=0;0;IF([.B11]=1;1;[.C11]+0.503786482723489))" office:value-type="float" office:value="-13.761844442839" calcext:value-type="float">
            <text:p>-13.761844442839</text:p>
          </table:table-cell>
          <table:table-cell table:formula="of:=IF([.B11]=0;0;IF([.B11]=1;1;1/(1+EXP(-[.D11]))))" office:value-type="float" office:value="0.00000105513113733375" calcext:value-type="float">
            <text:p>1.05513113733375E-0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0;IF([.B12]=1;1;LN([.B12]/(1-[.B12]))))" office:value-type="float" office:value="0" calcext:value-type="float">
            <text:p>0</text:p>
          </table:table-cell>
          <table:table-cell table:formula="of:=IF([.B12]=0;0;IF([.B12]=1;1;[.C12]+0.503786482723489))" office:value-type="float" office:value="0" calcext:value-type="float">
            <text:p>0</text:p>
          </table:table-cell>
          <table:table-cell table:formula="of:=IF([.B12]=0;0;IF([.B12]=1;1;1/(1+EXP(-[.D12]))))" office:value-type="float" office:value="0" calcext:value-type="float">
            <text:p>0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79792" calcext:value-type="float">
            <text:p>0.0279792</text:p>
          </table:table-cell>
          <table:table-cell table:formula="of:=IF([.B13]=0;0;IF([.B13]=1;1;LN([.B13]/(1-[.B13]))))" office:value-type="float" office:value="-3.54791582643118" calcext:value-type="float">
            <text:p>-3.54791582643118</text:p>
          </table:table-cell>
          <table:table-cell table:formula="of:=IF([.B13]=0;0;IF([.B13]=1;1;[.C13]+0.503786482723489))" office:value-type="float" office:value="-3.04412934370769" calcext:value-type="float">
            <text:p>-3.04412934370769</text:p>
          </table:table-cell>
          <table:table-cell table:formula="of:=IF([.B13]=0;0;IF([.B13]=1;1;1/(1+EXP(-[.D13]))))" office:value-type="float" office:value="0.0454716042344609" calcext:value-type="float">
            <text:p>0.0454716042344609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6299" calcext:value-type="float">
            <text:p>0.00016299</text:p>
          </table:table-cell>
          <table:table-cell table:formula="of:=IF([.B14]=0;0;IF([.B14]=1;1;LN([.B14]/(1-[.B14]))))" office:value-type="float" office:value="-8.72165870544842" calcext:value-type="float">
            <text:p>-8.72165870544842</text:p>
          </table:table-cell>
          <table:table-cell table:formula="of:=IF([.B14]=0;0;IF([.B14]=1;1;[.C14]+0.503786482723489))" office:value-type="float" office:value="-8.21787222272493" calcext:value-type="float">
            <text:p>-8.21787222272493</text:p>
          </table:table-cell>
          <table:table-cell table:formula="of:=IF([.B14]=0;0;IF([.B14]=1;1;1/(1+EXP(-[.D14]))))" office:value-type="float" office:value="0.000269715738256694" calcext:value-type="float">
            <text:p>0.000269715738256694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]=0;0;IF([.B15]=1;1;LN([.B15]/(1-[.B15]))))" office:value-type="float" office:value="1" calcext:value-type="float">
            <text:p>1</text:p>
          </table:table-cell>
          <table:table-cell table:formula="of:=IF([.B15]=0;0;IF([.B15]=1;1;[.C15]+0.503786482723489))" office:value-type="float" office:value="1" calcext:value-type="float">
            <text:p>1</text:p>
          </table:table-cell>
          <table:table-cell table:formula="of:=IF([.B15]=0;0;IF([.B15]=1;1;1/(1+EXP(-[.D15]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729555" calcext:value-type="float">
            <text:p>0.00729555</text:p>
          </table:table-cell>
          <table:table-cell table:formula="of:=IF([.B16]=0;0;IF([.B16]=1;1;LN([.B16]/(1-[.B16]))))" office:value-type="float" office:value="-4.91316841307121" calcext:value-type="float">
            <text:p>-4.91316841307121</text:p>
          </table:table-cell>
          <table:table-cell table:formula="of:=IF([.B16]=0;0;IF([.B16]=1;1;[.C16]+0.503786482723489))" office:value-type="float" office:value="-4.40938193034772" calcext:value-type="float">
            <text:p>-4.40938193034772</text:p>
          </table:table-cell>
          <table:table-cell table:formula="of:=IF([.B16]=0;0;IF([.B16]=1;1;1/(1+EXP(-[.D16]))))" office:value-type="float" office:value="0.0120165399083166" calcext:value-type="float">
            <text:p>0.012016539908316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000157263" calcext:value-type="float">
            <text:p>0.0000157263</text:p>
          </table:table-cell>
          <table:table-cell table:formula="of:=IF([.B17]=0;0;IF([.B17]=1;1;LN([.B17]/(1-[.B17]))))" office:value-type="float" office:value="-11.060160361465" calcext:value-type="float">
            <text:p>-11.060160361465</text:p>
          </table:table-cell>
          <table:table-cell table:formula="of:=IF([.B17]=0;0;IF([.B17]=1;1;[.C17]+0.503786482723489))" office:value-type="float" office:value="-10.5563738787415" calcext:value-type="float">
            <text:p>-10.5563738787415</text:p>
          </table:table-cell>
          <table:table-cell table:formula="of:=IF([.B17]=0;0;IF([.B17]=1;1;1/(1+EXP(-[.D17]))))" office:value-type="float" office:value="0.0000260263803506262" calcext:value-type="float">
            <text:p>2.60263803506262E-0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8]=0;0;IF([.B18]=1;1;LN([.B18]/(1-[.B18]))))" office:value-type="float" office:value="1" calcext:value-type="float">
            <text:p>1</text:p>
          </table:table-cell>
          <table:table-cell table:formula="of:=IF([.B18]=0;0;IF([.B18]=1;1;[.C18]+0.503786482723489))" office:value-type="float" office:value="1" calcext:value-type="float">
            <text:p>1</text:p>
          </table:table-cell>
          <table:table-cell table:formula="of:=IF([.B18]=0;0;IF([.B18]=1;1;1/(1+EXP(-[.D18]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14404" calcext:value-type="float">
            <text:p>0.0114404</text:p>
          </table:table-cell>
          <table:table-cell table:formula="of:=IF([.B19]=0;0;IF([.B19]=1;1;LN([.B19]/(1-[.B19]))))" office:value-type="float" office:value="-4.45909798379154" calcext:value-type="float">
            <text:p>-4.45909798379154</text:p>
          </table:table-cell>
          <table:table-cell table:formula="of:=IF([.B19]=0;0;IF([.B19]=1;1;[.C19]+0.503786482723489))" office:value-type="float" office:value="-3.95531150106805" calcext:value-type="float">
            <text:p>-3.95531150106805</text:p>
          </table:table-cell>
          <table:table-cell table:formula="of:=IF([.B19]=0;0;IF([.B19]=1;1;1/(1+EXP(-[.D19]))))" office:value-type="float" office:value="0.0187927692332329" calcext:value-type="float">
            <text:p>0.0187927692332329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3981" calcext:value-type="float">
            <text:p>0.23981</text:p>
          </table:table-cell>
          <table:table-cell table:formula="of:=IF([.B20]=0;0;IF([.B20]=1;1;LN([.B20]/(1-[.B20]))))" office:value-type="float" office:value="-1.1537214588938" calcext:value-type="float">
            <text:p>-1.1537214588938</text:p>
          </table:table-cell>
          <table:table-cell table:formula="of:=IF([.B20]=0;0;IF([.B20]=1;1;[.C20]+0.503786482723489))" office:value-type="float" office:value="-0.649934976170313" calcext:value-type="float">
            <text:p>-0.649934976170313</text:p>
          </table:table-cell>
          <table:table-cell table:formula="of:=IF([.B20]=0;0;IF([.B20]=1;1;1/(1+EXP(-[.D20]))))" office:value-type="float" office:value="0.343004190447511" calcext:value-type="float">
            <text:p>0.34300419044751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38192" calcext:value-type="float">
            <text:p>0.538192</text:p>
          </table:table-cell>
          <table:table-cell table:formula="of:=IF([.B21]=0;0;IF([.B21]=1;1;LN([.B21]/(1-[.B21]))))" office:value-type="float" office:value="0.153066153532621" calcext:value-type="float">
            <text:p>0.153066153532621</text:p>
          </table:table-cell>
          <table:table-cell table:formula="of:=IF([.B21]=0;0;IF([.B21]=1;1;[.C21]+0.503786482723489))" office:value-type="float" office:value="0.65685263625611" calcext:value-type="float">
            <text:p>0.65685263625611</text:p>
          </table:table-cell>
          <table:table-cell table:formula="of:=IF([.B21]=0;0;IF([.B21]=1;1;1/(1+EXP(-[.D21]))))" office:value-type="float" office:value="0.658553022861099" calcext:value-type="float">
            <text:p>0.658553022861099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866" calcext:value-type="float">
            <text:p>0.11866</text:p>
          </table:table-cell>
          <table:table-cell table:formula="of:=IF([.B22]=0;0;IF([.B22]=1;1;LN([.B22]/(1-[.B22]))))" office:value-type="float" office:value="-2.00518121574088" calcext:value-type="float">
            <text:p>-2.00518121574088</text:p>
          </table:table-cell>
          <table:table-cell table:formula="of:=IF([.B22]=0;0;IF([.B22]=1;1;[.C22]+0.503786482723489))" office:value-type="float" office:value="-1.50139473301739" calcext:value-type="float">
            <text:p>-1.50139473301739</text:p>
          </table:table-cell>
          <table:table-cell table:formula="of:=IF([.B22]=0;0;IF([.B22]=1;1;1/(1+EXP(-[.D22]))))" office:value-type="float" office:value="0.182217596456529" calcext:value-type="float">
            <text:p>0.182217596456529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5857" calcext:value-type="float">
            <text:p>0.195857</text:p>
          </table:table-cell>
          <table:table-cell table:formula="of:=IF([.B23]=0;0;IF([.B23]=1;1;LN([.B23]/(1-[.B23]))))" office:value-type="float" office:value="-1.41239231294801" calcext:value-type="float">
            <text:p>-1.41239231294801</text:p>
          </table:table-cell>
          <table:table-cell table:formula="of:=IF([.B23]=0;0;IF([.B23]=1;1;[.C23]+0.503786482723489))" office:value-type="float" office:value="-0.908605830224524" calcext:value-type="float">
            <text:p>-0.908605830224524</text:p>
          </table:table-cell>
          <table:table-cell table:formula="of:=IF([.B23]=0;0;IF([.B23]=1;1;1/(1+EXP(-[.D23]))))" office:value-type="float" office:value="0.287285212204646" calcext:value-type="float">
            <text:p>0.28728521220464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61463" calcext:value-type="float">
            <text:p>0.661463</text:p>
          </table:table-cell>
          <table:table-cell table:formula="of:=IF([.B24]=0;0;IF([.B24]=1;1;LN([.B24]/(1-[.B24]))))" office:value-type="float" office:value="0.669820656366571" calcext:value-type="float">
            <text:p>0.669820656366571</text:p>
          </table:table-cell>
          <table:table-cell table:formula="of:=IF([.B24]=0;0;IF([.B24]=1;1;[.C24]+0.503786482723489))" office:value-type="float" office:value="1.17360713909006" calcext:value-type="float">
            <text:p>1.17360713909006</text:p>
          </table:table-cell>
          <table:table-cell table:formula="of:=IF([.B24]=0;0;IF([.B24]=1;1;1/(1+EXP(-[.D24]))))" office:value-type="float" office:value="0.763796404068911" calcext:value-type="float">
            <text:p>0.76379640406891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35799" calcext:value-type="float">
            <text:p>0.000235799</text:p>
          </table:table-cell>
          <table:table-cell table:formula="of:=IF([.B25]=0;0;IF([.B25]=1;1;LN([.B25]/(1-[.B25]))))" office:value-type="float" office:value="-8.35229498394715" calcext:value-type="float">
            <text:p>-8.35229498394715</text:p>
          </table:table-cell>
          <table:table-cell table:formula="of:=IF([.B25]=0;0;IF([.B25]=1;1;[.C25]+0.503786482723489))" office:value-type="float" office:value="-7.84850850122366" calcext:value-type="float">
            <text:p>-7.84850850122366</text:p>
          </table:table-cell>
          <table:table-cell table:formula="of:=IF([.B25]=0;0;IF([.B25]=1;1;1/(1+EXP(-[.D25]))))" office:value-type="float" office:value="0.000390181415604998" calcext:value-type="float">
            <text:p>0.000390181415604998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67413" calcext:value-type="float">
            <text:p>0.0267413</text:p>
          </table:table-cell>
          <table:table-cell table:formula="of:=IF([.B26]=0;0;IF([.B26]=1;1;LN([.B26]/(1-[.B26]))))" office:value-type="float" office:value="-3.59444073877489" calcext:value-type="float">
            <text:p>-3.59444073877489</text:p>
          </table:table-cell>
          <table:table-cell table:formula="of:=IF([.B26]=0;0;IF([.B26]=1;1;[.C26]+0.503786482723489))" office:value-type="float" office:value="-3.0906542560514" calcext:value-type="float">
            <text:p>-3.0906542560514</text:p>
          </table:table-cell>
          <table:table-cell table:formula="of:=IF([.B26]=0;0;IF([.B26]=1;1;1/(1+EXP(-[.D26]))))" office:value-type="float" office:value="0.0434944080424134" calcext:value-type="float">
            <text:p>0.0434944080424134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08761" calcext:value-type="float">
            <text:p>0.308761</text:p>
          </table:table-cell>
          <table:table-cell table:formula="of:=IF([.B27]=0;0;IF([.B27]=1;1;LN([.B27]/(1-[.B27]))))" office:value-type="float" office:value="-0.805918124671299" calcext:value-type="float">
            <text:p>-0.805918124671299</text:p>
          </table:table-cell>
          <table:table-cell table:formula="of:=IF([.B27]=0;0;IF([.B27]=1;1;[.C27]+0.503786482723489))" office:value-type="float" office:value="-0.30213164194781" calcext:value-type="float">
            <text:p>-0.30213164194781</text:p>
          </table:table-cell>
          <table:table-cell table:formula="of:=IF([.B27]=0;0;IF([.B27]=1;1;1/(1+EXP(-[.D27]))))" office:value-type="float" office:value="0.425036468471048" calcext:value-type="float">
            <text:p>0.425036468471048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04017" calcext:value-type="float">
            <text:p>0.504017</text:p>
          </table:table-cell>
          <table:table-cell table:formula="of:=IF([.B28]=0;0;IF([.B28]=1;1;LN([.B28]/(1-[.B28]))))" office:value-type="float" office:value="0.0160683457172444" calcext:value-type="float">
            <text:p>0.0160683457172444</text:p>
          </table:table-cell>
          <table:table-cell table:formula="of:=IF([.B28]=0;0;IF([.B28]=1;1;[.C28]+0.503786482723489))" office:value-type="float" office:value="0.519854828440733" calcext:value-type="float">
            <text:p>0.519854828440733</text:p>
          </table:table-cell>
          <table:table-cell table:formula="of:=IF([.B28]=0;0;IF([.B28]=1;1;1/(1+EXP(-[.D28]))))" office:value-type="float" office:value="0.627113819720766" calcext:value-type="float">
            <text:p>0.62711381972076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45299" calcext:value-type="float">
            <text:p>0.0345299</text:p>
          </table:table-cell>
          <table:table-cell table:formula="of:=IF([.B29]=0;0;IF([.B29]=1;1;LN([.B29]/(1-[.B29]))))" office:value-type="float" office:value="-3.33078951761362" calcext:value-type="float">
            <text:p>-3.33078951761362</text:p>
          </table:table-cell>
          <table:table-cell table:formula="of:=IF([.B29]=0;0;IF([.B29]=1;1;[.C29]+0.503786482723489))" office:value-type="float" office:value="-2.82700303489013" calcext:value-type="float">
            <text:p>-2.82700303489013</text:p>
          </table:table-cell>
          <table:table-cell table:formula="of:=IF([.B29]=0;0;IF([.B29]=1;1;1/(1+EXP(-[.D29]))))" office:value-type="float" office:value="0.0558823059363418" calcext:value-type="float">
            <text:p>0.0558823059363418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94818" calcext:value-type="float">
            <text:p>0.0000094818</text:p>
          </table:table-cell>
          <table:table-cell table:formula="of:=IF([.B30]=0;0;IF([.B30]=1;1;LN([.B30]/(1-[.B30]))))" office:value-type="float" office:value="-11.5661269044583" calcext:value-type="float">
            <text:p>-11.5661269044583</text:p>
          </table:table-cell>
          <table:table-cell table:formula="of:=IF([.B30]=0;0;IF([.B30]=1;1;[.C30]+0.503786482723489))" office:value-type="float" office:value="-11.0623404217349" calcext:value-type="float">
            <text:p>-11.0623404217349</text:p>
          </table:table-cell>
          <table:table-cell table:formula="of:=IF([.B30]=0;0;IF([.B30]=1;1;1/(1+EXP(-[.D30]))))" office:value-type="float" office:value="0.0000156920535993405" calcext:value-type="float">
            <text:p>1.56920535993405E-0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1]=0;0;IF([.B31]=1;1;LN([.B31]/(1-[.B31]))))" office:value-type="float" office:value="1" calcext:value-type="float">
            <text:p>1</text:p>
          </table:table-cell>
          <table:table-cell table:formula="of:=IF([.B31]=0;0;IF([.B31]=1;1;[.C31]+0.503786482723489))" office:value-type="float" office:value="1" calcext:value-type="float">
            <text:p>1</text:p>
          </table:table-cell>
          <table:table-cell table:formula="of:=IF([.B31]=0;0;IF([.B31]=1;1;1/(1+EXP(-[.D31]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2]=0;0;IF([.B32]=1;1;LN([.B32]/(1-[.B32]))))" office:value-type="float" office:value="1" calcext:value-type="float">
            <text:p>1</text:p>
          </table:table-cell>
          <table:table-cell table:formula="of:=IF([.B32]=0;0;IF([.B32]=1;1;[.C32]+0.503786482723489))" office:value-type="float" office:value="1" calcext:value-type="float">
            <text:p>1</text:p>
          </table:table-cell>
          <table:table-cell table:formula="of:=IF([.B32]=0;0;IF([.B32]=1;1;1/(1+EXP(-[.D32]))))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718786" calcext:value-type="float">
            <text:p>0.0000718786</text:p>
          </table:table-cell>
          <table:table-cell table:formula="of:=IF([.B33]=0;0;IF([.B33]=1;1;LN([.B33]/(1-[.B33]))))" office:value-type="float" office:value="-9.54046009196116" calcext:value-type="float">
            <text:p>-9.54046009196116</text:p>
          </table:table-cell>
          <table:table-cell table:formula="of:=IF([.B33]=0;0;IF([.B33]=1;1;[.C33]+0.503786482723489))" office:value-type="float" office:value="-9.03667360923767" calcext:value-type="float">
            <text:p>-9.03667360923767</text:p>
          </table:table-cell>
          <table:table-cell table:formula="of:=IF([.B33]=0;0;IF([.B33]=1;1;1/(1+EXP(-[.D33]))))" office:value-type="float" office:value="0.000118951754899831" calcext:value-type="float">
            <text:p>0.00011895175489983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989388" calcext:value-type="float">
            <text:p>0.0989388</text:p>
          </table:table-cell>
          <table:table-cell table:formula="of:=IF([.B34]=0;0;IF([.B34]=1;1;LN([.B34]/(1-[.B34]))))" office:value-type="float" office:value="-2.20907170266663" calcext:value-type="float">
            <text:p>-2.20907170266663</text:p>
          </table:table-cell>
          <table:table-cell table:formula="of:=IF([.B34]=0;0;IF([.B34]=1;1;[.C34]+0.503786482723489))" office:value-type="float" office:value="-1.70528521994314" calcext:value-type="float">
            <text:p>-1.70528521994314</text:p>
          </table:table-cell>
          <table:table-cell table:formula="of:=IF([.B34]=0;0;IF([.B34]=1;1;1/(1+EXP(-[.D34]))))" office:value-type="float" office:value="0.153776244896197" calcext:value-type="float">
            <text:p>0.153776244896197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415094" calcext:value-type="float">
            <text:p>0.00000415094</text:p>
          </table:table-cell>
          <table:table-cell table:formula="of:=IF([.B35]=0;0;IF([.B35]=1;1;LN([.B35]/(1-[.B35]))))" office:value-type="float" office:value="-12.3921715923976" calcext:value-type="float">
            <text:p>-12.3921715923976</text:p>
          </table:table-cell>
          <table:table-cell table:formula="of:=IF([.B35]=0;0;IF([.B35]=1;1;[.C35]+0.503786482723489))" office:value-type="float" office:value="-11.8883851096741" calcext:value-type="float">
            <text:p>-11.8883851096741</text:p>
          </table:table-cell>
          <table:table-cell table:formula="of:=IF([.B35]=0;0;IF([.B35]=1;1;1/(1+EXP(-[.D35]))))" office:value-type="float" office:value="0.00000686968723213072" calcext:value-type="float">
            <text:p>6.86968723213072E-0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96718" calcext:value-type="float">
            <text:p>0.0096718</text:p>
          </table:table-cell>
          <table:table-cell table:formula="of:=IF([.B36]=0;0;IF([.B36]=1;1;LN([.B36]/(1-[.B36]))))" office:value-type="float" office:value="-4.62882196848894" calcext:value-type="float">
            <text:p>-4.62882196848894</text:p>
          </table:table-cell>
          <table:table-cell table:formula="of:=IF([.B36]=0;0;IF([.B36]=1;1;[.C36]+0.503786482723489))" office:value-type="float" office:value="-4.12503548576545" calcext:value-type="float">
            <text:p>-4.12503548576545</text:p>
          </table:table-cell>
          <table:table-cell table:formula="of:=IF([.B36]=0;0;IF([.B36]=1;1;1/(1+EXP(-[.D36]))))" office:value-type="float" office:value="0.0159058362492419" calcext:value-type="float">
            <text:p>0.0159058362492419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336876" calcext:value-type="float">
            <text:p>0.000336876</text:p>
          </table:table-cell>
          <table:table-cell table:formula="of:=IF([.B37]=0;0;IF([.B37]=1;1;LN([.B37]/(1-[.B37]))))" office:value-type="float" office:value="-7.99545871508984" calcext:value-type="float">
            <text:p>-7.99545871508984</text:p>
          </table:table-cell>
          <table:table-cell table:formula="of:=IF([.B37]=0;0;IF([.B37]=1;1;[.C37]+0.503786482723489))" office:value-type="float" office:value="-7.49167223236635" calcext:value-type="float">
            <text:p>-7.49167223236635</text:p>
          </table:table-cell>
          <table:table-cell table:formula="of:=IF([.B37]=0;0;IF([.B37]=1;1;1/(1+EXP(-[.D37]))))" office:value-type="float" office:value="0.000557398693707856" calcext:value-type="float">
            <text:p>0.000557398693707856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5051" calcext:value-type="float">
            <text:p>0.0025051</text:p>
          </table:table-cell>
          <table:table-cell table:formula="of:=IF([.B38]=0;0;IF([.B38]=1;1;LN([.B38]/(1-[.B38]))))" office:value-type="float" office:value="-5.98691838206927" calcext:value-type="float">
            <text:p>-5.98691838206927</text:p>
          </table:table-cell>
          <table:table-cell table:formula="of:=IF([.B38]=0;0;IF([.B38]=1;1;[.C38]+0.503786482723489))" office:value-type="float" office:value="-5.48313189934578" calcext:value-type="float">
            <text:p>-5.48313189934578</text:p>
          </table:table-cell>
          <table:table-cell table:formula="of:=IF([.B38]=0;0;IF([.B38]=1;1;1/(1+EXP(-[.D38]))))" office:value-type="float" office:value="0.00413908894057357" calcext:value-type="float">
            <text:p>0.00413908894057357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03167" calcext:value-type="float">
            <text:p>0.0103167</text:p>
          </table:table-cell>
          <table:table-cell table:formula="of:=IF([.B39]=0;0;IF([.B39]=1;1;LN([.B39]/(1-[.B39]))))" office:value-type="float" office:value="-4.56362105148509" calcext:value-type="float">
            <text:p>-4.56362105148509</text:p>
          </table:table-cell>
          <table:table-cell table:formula="of:=IF([.B39]=0;0;IF([.B39]=1;1;[.C39]+0.503786482723489))" office:value-type="float" office:value="-4.05983456876161" calcext:value-type="float">
            <text:p>-4.05983456876161</text:p>
          </table:table-cell>
          <table:table-cell table:formula="of:=IF([.B39]=0;0;IF([.B39]=1;1;1/(1+EXP(-[.D39]))))" office:value-type="float" office:value="0.0169592933057722" calcext:value-type="float">
            <text:p>0.0169592933057722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753077" calcext:value-type="float">
            <text:p>0.000753077</text:p>
          </table:table-cell>
          <table:table-cell table:formula="of:=IF([.B40]=0;0;IF([.B40]=1;1;LN([.B40]/(1-[.B40]))))" office:value-type="float" office:value="-7.19058971705129" calcext:value-type="float">
            <text:p>-7.19058971705129</text:p>
          </table:table-cell>
          <table:table-cell table:formula="of:=IF([.B40]=0;0;IF([.B40]=1;1;[.C40]+0.503786482723489))" office:value-type="float" office:value="-6.6868032343278" calcext:value-type="float">
            <text:p>-6.6868032343278</text:p>
          </table:table-cell>
          <table:table-cell table:formula="of:=IF([.B40]=0;0;IF([.B40]=1;1;1/(1+EXP(-[.D40]))))" office:value-type="float" office:value="0.00124570988755297" calcext:value-type="float">
            <text:p>0.00124570988755297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38123" calcext:value-type="float">
            <text:p>0.438123</text:p>
          </table:table-cell>
          <table:table-cell table:formula="of:=IF([.B41]=0;0;IF([.B41]=1;1;LN([.B41]/(1-[.B41]))))" office:value-type="float" office:value="-0.248783271858957" calcext:value-type="float">
            <text:p>-0.248783271858957</text:p>
          </table:table-cell>
          <table:table-cell table:formula="of:=IF([.B41]=0;0;IF([.B41]=1;1;[.C41]+0.503786482723489))" office:value-type="float" office:value="0.255003210864532" calcext:value-type="float">
            <text:p>0.255003210864532</text:p>
          </table:table-cell>
          <table:table-cell table:formula="of:=IF([.B41]=0;0;IF([.B41]=1;1;1/(1+EXP(-[.D41]))))" office:value-type="float" office:value="0.56340757606914" calcext:value-type="float">
            <text:p>0.56340757606914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845882" calcext:value-type="float">
            <text:p>0.845882</text:p>
          </table:table-cell>
          <table:table-cell table:formula="of:=IF([.B42]=0;0;IF([.B42]=1;1;LN([.B42]/(1-[.B42]))))" office:value-type="float" office:value="1.70266132719992" calcext:value-type="float">
            <text:p>1.70266132719992</text:p>
          </table:table-cell>
          <table:table-cell table:formula="of:=IF([.B42]=0;0;IF([.B42]=1;1;[.C42]+0.503786482723489))" office:value-type="float" office:value="2.20644780992341" calcext:value-type="float">
            <text:p>2.20644780992341</text:p>
          </table:table-cell>
          <table:table-cell table:formula="of:=IF([.B42]=0;0;IF([.B42]=1;1;1/(1+EXP(-[.D42]))))" office:value-type="float" office:value="0.900827033899605" calcext:value-type="float">
            <text:p>0.900827033899605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777395" calcext:value-type="float">
            <text:p>0.000777395</text:p>
          </table:table-cell>
          <table:table-cell table:formula="of:=IF([.B43]=0;0;IF([.B43]=1;1;LN([.B43]/(1-[.B43]))))" office:value-type="float" office:value="-7.15878427393404" calcext:value-type="float">
            <text:p>-7.15878427393404</text:p>
          </table:table-cell>
          <table:table-cell table:formula="of:=IF([.B43]=0;0;IF([.B43]=1;1;[.C43]+0.503786482723489))" office:value-type="float" office:value="-6.65499779121055" calcext:value-type="float">
            <text:p>-6.65499779121055</text:p>
          </table:table-cell>
          <table:table-cell table:formula="of:=IF([.B43]=0;0;IF([.B43]=1;1;1/(1+EXP(-[.D43]))))" office:value-type="float" office:value="0.00128591528005311" calcext:value-type="float">
            <text:p>0.00128591528005311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02125" calcext:value-type="float">
            <text:p>0.0602125</text:p>
          </table:table-cell>
          <table:table-cell table:formula="of:=IF([.B44]=0;0;IF([.B44]=1;1;LN([.B44]/(1-[.B44]))))" office:value-type="float" office:value="-2.74777381392164" calcext:value-type="float">
            <text:p>-2.74777381392164</text:p>
          </table:table-cell>
          <table:table-cell table:formula="of:=IF([.B44]=0;0;IF([.B44]=1;1;[.C44]+0.503786482723489))" office:value-type="float" office:value="-2.24398733119815" calcext:value-type="float">
            <text:p>-2.24398733119815</text:p>
          </table:table-cell>
          <table:table-cell table:formula="of:=IF([.B44]=0;0;IF([.B44]=1;1;1/(1+EXP(-[.D44]))))" office:value-type="float" office:value="0.0958693687256907" calcext:value-type="float">
            <text:p>0.0958693687256907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0509" calcext:value-type="float">
            <text:p>0.020509</text:p>
          </table:table-cell>
          <table:table-cell table:formula="of:=IF([.B45]=0;0;IF([.B45]=1;1;LN([.B45]/(1-[.B45]))))" office:value-type="float" office:value="-3.86616923478938" calcext:value-type="float">
            <text:p>-3.86616923478938</text:p>
          </table:table-cell>
          <table:table-cell table:formula="of:=IF([.B45]=0;0;IF([.B45]=1;1;[.C45]+0.503786482723489))" office:value-type="float" office:value="-3.36238275206589" calcext:value-type="float">
            <text:p>-3.36238275206589</text:p>
          </table:table-cell>
          <table:table-cell table:formula="of:=IF([.B45]=0;0;IF([.B45]=1;1;1/(1+EXP(-[.D45]))))" office:value-type="float" office:value="0.0334920071051245" calcext:value-type="float">
            <text:p>0.0334920071051245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6572" calcext:value-type="float">
            <text:p>0.0016572</text:p>
          </table:table-cell>
          <table:table-cell table:formula="of:=IF([.B46]=0;0;IF([.B46]=1;1;LN([.B46]/(1-[.B46]))))" office:value-type="float" office:value="-6.40096727308616" calcext:value-type="float">
            <text:p>-6.40096727308616</text:p>
          </table:table-cell>
          <table:table-cell table:formula="of:=IF([.B46]=0;0;IF([.B46]=1;1;[.C46]+0.503786482723489))" office:value-type="float" office:value="-5.89718079036267" calcext:value-type="float">
            <text:p>-5.89718079036267</text:p>
          </table:table-cell>
          <table:table-cell table:formula="of:=IF([.B46]=0;0;IF([.B46]=1;1;1/(1+EXP(-[.D46]))))" office:value-type="float" office:value="0.00273965246957371" calcext:value-type="float">
            <text:p>0.00273965246957371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16251" calcext:value-type="float">
            <text:p>0.0616251</text:p>
          </table:table-cell>
          <table:table-cell table:formula="of:=IF([.B47]=0;0;IF([.B47]=1;1;LN([.B47]/(1-[.B47]))))" office:value-type="float" office:value="-2.72308029424637" calcext:value-type="float">
            <text:p>-2.72308029424637</text:p>
          </table:table-cell>
          <table:table-cell table:formula="of:=IF([.B47]=0;0;IF([.B47]=1;1;[.C47]+0.503786482723489))" office:value-type="float" office:value="-2.21929381152288" calcext:value-type="float">
            <text:p>-2.21929381152288</text:p>
          </table:table-cell>
          <table:table-cell table:formula="of:=IF([.B47]=0;0;IF([.B47]=1;1;1/(1+EXP(-[.D47]))))" office:value-type="float" office:value="0.098031228541594" calcext:value-type="float">
            <text:p>0.098031228541594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727223" calcext:value-type="float">
            <text:p>0.00727223</text:p>
          </table:table-cell>
          <table:table-cell table:formula="of:=IF([.B48]=0;0;IF([.B48]=1;1;LN([.B48]/(1-[.B48]))))" office:value-type="float" office:value="-4.91639349287832" calcext:value-type="float">
            <text:p>-4.91639349287832</text:p>
          </table:table-cell>
          <table:table-cell table:formula="of:=IF([.B48]=0;0;IF([.B48]=1;1;[.C48]+0.503786482723489))" office:value-type="float" office:value="-4.41260701015483" calcext:value-type="float">
            <text:p>-4.41260701015483</text:p>
          </table:table-cell>
          <table:table-cell table:formula="of:=IF([.B48]=0;0;IF([.B48]=1;1;1/(1+EXP(-[.D48]))))" office:value-type="float" office:value="0.0119783114971601" calcext:value-type="float">
            <text:p>0.0119783114971601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45192" calcext:value-type="float">
            <text:p>0.00145192</text:p>
          </table:table-cell>
          <table:table-cell table:formula="of:=IF([.B49]=0;0;IF([.B49]=1;1;LN([.B49]/(1-[.B49]))))" office:value-type="float" office:value="-6.53341548545892" calcext:value-type="float">
            <text:p>-6.53341548545892</text:p>
          </table:table-cell>
          <table:table-cell table:formula="of:=IF([.B49]=0;0;IF([.B49]=1;1;[.C49]+0.503786482723489))" office:value-type="float" office:value="-6.02962900273543" calcext:value-type="float">
            <text:p>-6.02962900273543</text:p>
          </table:table-cell>
          <table:table-cell table:formula="of:=IF([.B49]=0;0;IF([.B49]=1;1;1/(1+EXP(-[.D49]))))" office:value-type="float" office:value="0.00240060978072061" calcext:value-type="float">
            <text:p>0.00240060978072061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703406" calcext:value-type="float">
            <text:p>0.00000703406</text:p>
          </table:table-cell>
          <table:table-cell table:formula="of:=IF([.B50]=0;0;IF([.B50]=1;1;LN([.B50]/(1-[.B50]))))" office:value-type="float" office:value="-11.864739459867" calcext:value-type="float">
            <text:p>-11.864739459867</text:p>
          </table:table-cell>
          <table:table-cell table:formula="of:=IF([.B50]=0;0;IF([.B50]=1;1;[.C50]+0.503786482723489))" office:value-type="float" office:value="-11.3609529771435" calcext:value-type="float">
            <text:p>-11.3609529771435</text:p>
          </table:table-cell>
          <table:table-cell table:formula="of:=IF([.B50]=0;0;IF([.B50]=1;1;1/(1+EXP(-[.D50]))))" office:value-type="float" office:value="0.0000116411465650749" calcext:value-type="float">
            <text:p>1.16411465650749E-05</text:p>
          </table:table-cell>
          <table:table-cell table:number-columns-repeated="6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656065" calcext:value-type="float">
            <text:p>0.656065</text:p>
          </table:table-cell>
          <table:table-cell table:formula="of:=IF([.B51]=0;0;IF([.B51]=1;1;LN([.B51]/(1-[.B51]))))" office:value-type="float" office:value="0.645807183370245" calcext:value-type="float">
            <text:p>0.645807183370245</text:p>
          </table:table-cell>
          <table:table-cell table:formula="of:=IF([.B51]=0;0;IF([.B51]=1;1;[.C51]+0.503786482723489))" office:value-type="float" office:value="1.14959366609373" calcext:value-type="float">
            <text:p>1.14959366609373</text:p>
          </table:table-cell>
          <table:table-cell table:formula="of:=IF([.B51]=0;0;IF([.B51]=1;1;1/(1+EXP(-[.D51]))))" office:value-type="float" office:value="0.759436690575663" calcext:value-type="float">
            <text:p>0.759436690575663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929114" calcext:value-type="float">
            <text:p>0.00000929114</text:p>
          </table:table-cell>
          <table:table-cell table:formula="of:=IF([.B52]=0;0;IF([.B52]=1;1;LN([.B52]/(1-[.B52]))))" office:value-type="float" office:value="-11.5864400088898" calcext:value-type="float">
            <text:p>-11.5864400088898</text:p>
          </table:table-cell>
          <table:table-cell table:formula="of:=IF([.B52]=0;0;IF([.B52]=1;1;[.C52]+0.503786482723489))" office:value-type="float" office:value="-11.0826535261663" calcext:value-type="float">
            <text:p>-11.0826535261663</text:p>
          </table:table-cell>
          <table:table-cell table:formula="of:=IF([.B52]=0;0;IF([.B52]=1;1;1/(1+EXP(-[.D52]))))" office:value-type="float" office:value="0.0000153765197626686" calcext:value-type="float">
            <text:p>1.53765197626686E-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3]=0;0;IF([.B53]=1;1;LN([.B53]/(1-[.B53]))))" office:value-type="float" office:value="0" calcext:value-type="float">
            <text:p>0</text:p>
          </table:table-cell>
          <table:table-cell table:formula="of:=IF([.B53]=0;0;IF([.B53]=1;1;[.C53]+0.503786482723489))" office:value-type="float" office:value="0" calcext:value-type="float">
            <text:p>0</text:p>
          </table:table-cell>
          <table:table-cell table:formula="of:=IF([.B53]=0;0;IF([.B53]=1;1;1/(1+EXP(-[.D53]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26142" calcext:value-type="float">
            <text:p>0.926142</text:p>
          </table:table-cell>
          <table:table-cell table:formula="of:=IF([.B54]=0;0;IF([.B54]=1;1;LN([.B54]/(1-[.B54]))))" office:value-type="float" office:value="2.52888323982017" calcext:value-type="float">
            <text:p>2.52888323982017</text:p>
          </table:table-cell>
          <table:table-cell table:formula="of:=IF([.B54]=0;0;IF([.B54]=1;1;[.C54]+0.503786482723489))" office:value-type="float" office:value="3.03266972254365" calcext:value-type="float">
            <text:p>3.03266972254365</text:p>
          </table:table-cell>
          <table:table-cell table:formula="of:=IF([.B54]=0;0;IF([.B54]=1;1;1/(1+EXP(-[.D54]))))" office:value-type="float" office:value="0.954028404239628" calcext:value-type="float">
            <text:p>0.95402840423962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5]=0;0;IF([.B55]=1;1;LN([.B55]/(1-[.B55]))))" office:value-type="float" office:value="1" calcext:value-type="float">
            <text:p>1</text:p>
          </table:table-cell>
          <table:table-cell table:formula="of:=IF([.B55]=0;0;IF([.B55]=1;1;[.C55]+0.503786482723489))" office:value-type="float" office:value="1" calcext:value-type="float">
            <text:p>1</text:p>
          </table:table-cell>
          <table:table-cell table:formula="of:=IF([.B55]=0;0;IF([.B55]=1;1;1/(1+EXP(-[.D55]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6]=0;0;IF([.B56]=1;1;LN([.B56]/(1-[.B56]))))" office:value-type="float" office:value="0" calcext:value-type="float">
            <text:p>0</text:p>
          </table:table-cell>
          <table:table-cell table:formula="of:=IF([.B56]=0;0;IF([.B56]=1;1;[.C56]+0.503786482723489))" office:value-type="float" office:value="0" calcext:value-type="float">
            <text:p>0</text:p>
          </table:table-cell>
          <table:table-cell table:formula="of:=IF([.B56]=0;0;IF([.B56]=1;1;1/(1+EXP(-[.D56]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56891" calcext:value-type="float">
            <text:p>0.556891</text:p>
          </table:table-cell>
          <table:table-cell table:formula="of:=IF([.B57]=0;0;IF([.B57]=1;1;LN([.B57]/(1-[.B57]))))" office:value-type="float" office:value="0.228553740133108" calcext:value-type="float">
            <text:p>0.228553740133108</text:p>
          </table:table-cell>
          <table:table-cell table:formula="of:=IF([.B57]=0;0;IF([.B57]=1;1;[.C57]+0.503786482723489))" office:value-type="float" office:value="0.732340222856597" calcext:value-type="float">
            <text:p>0.732340222856597</text:p>
          </table:table-cell>
          <table:table-cell table:formula="of:=IF([.B57]=0;0;IF([.B57]=1;1;1/(1+EXP(-[.D57]))))" office:value-type="float" office:value="0.675318608148401" calcext:value-type="float">
            <text:p>0.675318608148401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250569" calcext:value-type="float">
            <text:p>0.250569</text:p>
          </table:table-cell>
          <table:table-cell table:formula="of:=IF([.B58]=0;0;IF([.B58]=1;1;LN([.B58]/(1-[.B58]))))" office:value-type="float" office:value="-1.09557992023292" calcext:value-type="float">
            <text:p>-1.09557992023292</text:p>
          </table:table-cell>
          <table:table-cell table:formula="of:=IF([.B58]=0;0;IF([.B58]=1;1;[.C58]+0.503786482723489))" office:value-type="float" office:value="-0.591793437509428" calcext:value-type="float">
            <text:p>-0.591793437509428</text:p>
          </table:table-cell>
          <table:table-cell table:formula="of:=IF([.B58]=0;0;IF([.B58]=1;1;1/(1+EXP(-[.D58]))))" office:value-type="float" office:value="0.356223462348563" calcext:value-type="float">
            <text:p>0.356223462348563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10228" calcext:value-type="float">
            <text:p>0.0210228</text:p>
          </table:table-cell>
          <table:table-cell table:formula="of:=IF([.B59]=0;0;IF([.B59]=1;1;LN([.B59]/(1-[.B59]))))" office:value-type="float" office:value="-3.8409007901412" calcext:value-type="float">
            <text:p>-3.8409007901412</text:p>
          </table:table-cell>
          <table:table-cell table:formula="of:=IF([.B59]=0;0;IF([.B59]=1;1;[.C59]+0.503786482723489))" office:value-type="float" office:value="-3.33711430741771" calcext:value-type="float">
            <text:p>-3.33711430741771</text:p>
          </table:table-cell>
          <table:table-cell table:formula="of:=IF([.B59]=0;0;IF([.B59]=1;1;1/(1+EXP(-[.D59]))))" office:value-type="float" office:value="0.0343196664045854" calcext:value-type="float">
            <text:p>0.0343196664045854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2195" calcext:value-type="float">
            <text:p>0.000002195</text:p>
          </table:table-cell>
          <table:table-cell table:formula="of:=IF([.B60]=0;0;IF([.B60]=1;1;LN([.B60]/(1-[.B60]))))" office:value-type="float" office:value="-13.0293263164347" calcext:value-type="float">
            <text:p>-13.0293263164347</text:p>
          </table:table-cell>
          <table:table-cell table:formula="of:=IF([.B60]=0;0;IF([.B60]=1;1;[.C60]+0.503786482723489))" office:value-type="float" office:value="-12.5255398337112" calcext:value-type="float">
            <text:p>-12.5255398337112</text:p>
          </table:table-cell>
          <table:table-cell table:formula="of:=IF([.B60]=0;0;IF([.B60]=1;1;1/(1+EXP(-[.D60]))))" office:value-type="float" office:value="0.00000363266700845205" calcext:value-type="float">
            <text:p>3.63266700845205E-0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=0;0;IF([.B61]=1;1;LN([.B61]/(1-[.B61]))))" office:value-type="float" office:value="1" calcext:value-type="float">
            <text:p>1</text:p>
          </table:table-cell>
          <table:table-cell table:formula="of:=IF([.B61]=0;0;IF([.B61]=1;1;[.C61]+0.503786482723489))" office:value-type="float" office:value="1" calcext:value-type="float">
            <text:p>1</text:p>
          </table:table-cell>
          <table:table-cell table:formula="of:=IF([.B61]=0;0;IF([.B61]=1;1;1/(1+EXP(-[.D61]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15454" calcext:value-type="float">
            <text:p>0.115454</text:p>
          </table:table-cell>
          <table:table-cell table:formula="of:=IF([.B62]=0;0;IF([.B62]=1;1;LN([.B62]/(1-[.B62]))))" office:value-type="float" office:value="-2.03620233679737" calcext:value-type="float">
            <text:p>-2.03620233679737</text:p>
          </table:table-cell>
          <table:table-cell table:formula="of:=IF([.B62]=0;0;IF([.B62]=1;1;[.C62]+0.503786482723489))" office:value-type="float" office:value="-1.53241585407388" calcext:value-type="float">
            <text:p>-1.53241585407388</text:p>
          </table:table-cell>
          <table:table-cell table:formula="of:=IF([.B62]=0;0;IF([.B62]=1;1;1/(1+EXP(-[.D62]))))" office:value-type="float" office:value="0.177640492433433" calcext:value-type="float">
            <text:p>0.177640492433433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665904" calcext:value-type="float">
            <text:p>0.0000665904</text:p>
          </table:table-cell>
          <table:table-cell table:formula="of:=IF([.B63]=0;0;IF([.B63]=1;1;LN([.B63]/(1-[.B63]))))" office:value-type="float" office:value="-9.6168835423346" calcext:value-type="float">
            <text:p>-9.6168835423346</text:p>
          </table:table-cell>
          <table:table-cell table:formula="of:=IF([.B63]=0;0;IF([.B63]=1;1;[.C63]+0.503786482723489))" office:value-type="float" office:value="-9.11309705961111" calcext:value-type="float">
            <text:p>-9.11309705961111</text:p>
          </table:table-cell>
          <table:table-cell table:formula="of:=IF([.B63]=0;0;IF([.B63]=1;1;1/(1+EXP(-[.D63]))))" office:value-type="float" office:value="0.000110200704715504" calcext:value-type="float">
            <text:p>0.000110200704715504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73133" calcext:value-type="float">
            <text:p>0.973133</text:p>
          </table:table-cell>
          <table:table-cell table:formula="of:=IF([.B64]=0;0;IF([.B64]=1;1;LN([.B64]/(1-[.B64]))))" office:value-type="float" office:value="3.58962199577677" calcext:value-type="float">
            <text:p>3.58962199577677</text:p>
          </table:table-cell>
          <table:table-cell table:formula="of:=IF([.B64]=0;0;IF([.B64]=1;1;[.C64]+0.503786482723489))" office:value-type="float" office:value="4.09340847850026" calcext:value-type="float">
            <text:p>4.09340847850026</text:p>
          </table:table-cell>
          <table:table-cell table:formula="of:=IF([.B64]=0;0;IF([.B64]=1;1;1/(1+EXP(-[.D64]))))" office:value-type="float" office:value="0.98359145647503" calcext:value-type="float">
            <text:p>0.98359145647503</text:p>
          </table:table-cell>
          <table:table-cell table:number-columns-repeated="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316501" calcext:value-type="float">
            <text:p>0.316501</text:p>
          </table:table-cell>
          <table:table-cell table:formula="of:=IF([.B65]=0;0;IF([.B65]=1;1;LN([.B65]/(1-[.B65]))))" office:value-type="float" office:value="-0.769898791968242" calcext:value-type="float">
            <text:p>-0.769898791968242</text:p>
          </table:table-cell>
          <table:table-cell table:formula="of:=IF([.B65]=0;0;IF([.B65]=1;1;[.C65]+0.503786482723489))" office:value-type="float" office:value="-0.266112309244753" calcext:value-type="float">
            <text:p>-0.266112309244753</text:p>
          </table:table-cell>
          <table:table-cell table:formula="of:=IF([.B65]=0;0;IF([.B65]=1;1;1/(1+EXP(-[.D65]))))" office:value-type="float" office:value="0.433861765257497" calcext:value-type="float">
            <text:p>0.433861765257497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26019" calcext:value-type="float">
            <text:p>0.126019</text:p>
          </table:table-cell>
          <table:table-cell table:formula="of:=IF([.B66]=0;0;IF([.B66]=1;1;LN([.B66]/(1-[.B66]))))" office:value-type="float" office:value="-1.93662594705475" calcext:value-type="float">
            <text:p>-1.93662594705475</text:p>
          </table:table-cell>
          <table:table-cell table:formula="of:=IF([.B66]=0;0;IF([.B66]=1;1;[.C66]+0.503786482723489))" office:value-type="float" office:value="-1.43283946433126" calcext:value-type="float">
            <text:p>-1.43283946433126</text:p>
          </table:table-cell>
          <table:table-cell table:formula="of:=IF([.B66]=0;0;IF([.B66]=1;1;1/(1+EXP(-[.D66]))))" office:value-type="float" office:value="0.192656648305373" calcext:value-type="float">
            <text:p>0.192656648305373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15332" calcext:value-type="float">
            <text:p>0.0015332</text:p>
          </table:table-cell>
          <table:table-cell table:formula="of:=IF([.B67]=0;0;IF([.B67]=1;1;LN([.B67]/(1-[.B67]))))" office:value-type="float" office:value="-6.47886384790401" calcext:value-type="float">
            <text:p>-6.47886384790401</text:p>
          </table:table-cell>
          <table:table-cell table:formula="of:=IF([.B67]=0;0;IF([.B67]=1;1;[.C67]+0.503786482723489))" office:value-type="float" office:value="-5.97507736518052" calcext:value-type="float">
            <text:p>-5.97507736518052</text:p>
          </table:table-cell>
          <table:table-cell table:formula="of:=IF([.B67]=0;0;IF([.B67]=1;1;1/(1+EXP(-[.D67]))))" office:value-type="float" office:value="0.00253486360785297" calcext:value-type="float">
            <text:p>0.00253486360785297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66955" calcext:value-type="float">
            <text:p>0.566955</text:p>
          </table:table-cell>
          <table:table-cell table:formula="of:=IF([.B68]=0;0;IF([.B68]=1;1;LN([.B68]/(1-[.B68]))))" office:value-type="float" office:value="0.269438286799268" calcext:value-type="float">
            <text:p>0.269438286799268</text:p>
          </table:table-cell>
          <table:table-cell table:formula="of:=IF([.B68]=0;0;IF([.B68]=1;1;[.C68]+0.503786482723489))" office:value-type="float" office:value="0.773224769522757" calcext:value-type="float">
            <text:p>0.773224769522757</text:p>
          </table:table-cell>
          <table:table-cell table:formula="of:=IF([.B68]=0;0;IF([.B68]=1;1;1/(1+EXP(-[.D68]))))" office:value-type="float" office:value="0.684218062944823" calcext:value-type="float">
            <text:p>0.684218062944823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664024" calcext:value-type="float">
            <text:p>0.0664024</text:p>
          </table:table-cell>
          <table:table-cell table:formula="of:=IF([.B69]=0;0;IF([.B69]=1;1;LN([.B69]/(1-[.B69]))))" office:value-type="float" office:value="-2.64331230986745" calcext:value-type="float">
            <text:p>-2.64331230986745</text:p>
          </table:table-cell>
          <table:table-cell table:formula="of:=IF([.B69]=0;0;IF([.B69]=1;1;[.C69]+0.503786482723489))" office:value-type="float" office:value="-2.13952582714396" calcext:value-type="float">
            <text:p>-2.13952582714396</text:p>
          </table:table-cell>
          <table:table-cell table:formula="of:=IF([.B69]=0;0;IF([.B69]=1;1;1/(1+EXP(-[.D69]))))" office:value-type="float" office:value="0.105314059154634" calcext:value-type="float">
            <text:p>0.105314059154634</text:p>
          </table:table-cell>
          <table:table-cell table:number-columns-repeated="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26514" calcext:value-type="float">
            <text:p>0.926514</text:p>
          </table:table-cell>
          <table:table-cell table:formula="of:=IF([.B70]=0;0;IF([.B70]=1;1;LN([.B70]/(1-[.B70]))))" office:value-type="float" office:value="2.53433424435724" calcext:value-type="float">
            <text:p>2.53433424435724</text:p>
          </table:table-cell>
          <table:table-cell table:formula="of:=IF([.B70]=0;0;IF([.B70]=1;1;[.C70]+0.503786482723489))" office:value-type="float" office:value="3.03812072708073" calcext:value-type="float">
            <text:p>3.03812072708073</text:p>
          </table:table-cell>
          <table:table-cell table:formula="of:=IF([.B70]=0;0;IF([.B70]=1;1;1/(1+EXP(-[.D70]))))" office:value-type="float" office:value="0.954266884722755" calcext:value-type="float">
            <text:p>0.954266884722755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925214" calcext:value-type="float">
            <text:p>0.00000925214</text:p>
          </table:table-cell>
          <table:table-cell table:formula="of:=IF([.B71]=0;0;IF([.B71]=1;1;LN([.B71]/(1-[.B71]))))" office:value-type="float" office:value="-11.5906464296634" calcext:value-type="float">
            <text:p>-11.5906464296634</text:p>
          </table:table-cell>
          <table:table-cell table:formula="of:=IF([.B71]=0;0;IF([.B71]=1;1;[.C71]+0.503786482723489))" office:value-type="float" office:value="-11.0868599469399" calcext:value-type="float">
            <text:p>-11.0868599469399</text:p>
          </table:table-cell>
          <table:table-cell table:formula="of:=IF([.B71]=0;0;IF([.B71]=1;1;1/(1+EXP(-[.D71]))))" office:value-type="float" office:value="0.0000153119764841557" calcext:value-type="float">
            <text:p>1.53119764841557E-05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935446" calcext:value-type="float">
            <text:p>0.0935446</text:p>
          </table:table-cell>
          <table:table-cell table:formula="of:=IF([.B72]=0;0;IF([.B72]=1;1;LN([.B72]/(1-[.B72]))))" office:value-type="float" office:value="-2.27110350085256" calcext:value-type="float">
            <text:p>-2.27110350085256</text:p>
          </table:table-cell>
          <table:table-cell table:formula="of:=IF([.B72]=0;0;IF([.B72]=1;1;[.C72]+0.503786482723489))" office:value-type="float" office:value="-1.76731701812907" calcext:value-type="float">
            <text:p>-1.76731701812907</text:p>
          </table:table-cell>
          <table:table-cell table:formula="of:=IF([.B72]=0;0;IF([.B72]=1;1;1/(1+EXP(-[.D72]))))" office:value-type="float" office:value="0.145876301325548" calcext:value-type="float">
            <text:p>0.145876301325548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9946" calcext:value-type="float">
            <text:p>0.59946</text:p>
          </table:table-cell>
          <table:table-cell table:formula="of:=IF([.B73]=0;0;IF([.B73]=1;1;LN([.B73]/(1-[.B73]))))" office:value-type="float" office:value="0.403215613295705" calcext:value-type="float">
            <text:p>0.403215613295705</text:p>
          </table:table-cell>
          <table:table-cell table:formula="of:=IF([.B73]=0;0;IF([.B73]=1;1;[.C73]+0.503786482723489))" office:value-type="float" office:value="0.907002096019194" calcext:value-type="float">
            <text:p>0.907002096019194</text:p>
          </table:table-cell>
          <table:table-cell table:formula="of:=IF([.B73]=0;0;IF([.B73]=1;1;1/(1+EXP(-[.D73]))))" office:value-type="float" office:value="0.712386307350542" calcext:value-type="float">
            <text:p>0.712386307350542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43431" calcext:value-type="float">
            <text:p>0.943431</text:p>
          </table:table-cell>
          <table:table-cell table:formula="of:=IF([.B74]=0;0;IF([.B74]=1;1;LN([.B74]/(1-[.B74]))))" office:value-type="float" office:value="2.8140620981941" calcext:value-type="float">
            <text:p>2.8140620981941</text:p>
          </table:table-cell>
          <table:table-cell table:formula="of:=IF([.B74]=0;0;IF([.B74]=1;1;[.C74]+0.503786482723489))" office:value-type="float" office:value="3.31784858091759" calcext:value-type="float">
            <text:p>3.31784858091759</text:p>
          </table:table-cell>
          <table:table-cell table:formula="of:=IF([.B74]=0;0;IF([.B74]=1;1;1/(1+EXP(-[.D74]))))" office:value-type="float" office:value="0.965036072047964" calcext:value-type="float">
            <text:p>0.965036072047964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75151" calcext:value-type="float">
            <text:p>0.00275151</text:p>
          </table:table-cell>
          <table:table-cell table:formula="of:=IF([.B75]=0;0;IF([.B75]=1;1;LN([.B75]/(1-[.B75]))))" office:value-type="float" office:value="-5.8928501247281" calcext:value-type="float">
            <text:p>-5.8928501247281</text:p>
          </table:table-cell>
          <table:table-cell table:formula="of:=IF([.B75]=0;0;IF([.B75]=1;1;[.C75]+0.503786482723489))" office:value-type="float" office:value="-5.38906364200461" calcext:value-type="float">
            <text:p>-5.38906364200461</text:p>
          </table:table-cell>
          <table:table-cell table:formula="of:=IF([.B75]=0;0;IF([.B75]=1;1;1/(1+EXP(-[.D75]))))" office:value-type="float" office:value="0.00454549114127895" calcext:value-type="float">
            <text:p>0.00454549114127895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249473" calcext:value-type="float">
            <text:p>0.000000249473</text:p>
          </table:table-cell>
          <table:table-cell table:formula="of:=IF([.B76]=0;0;IF([.B76]=1;1;LN([.B76]/(1-[.B76]))))" office:value-type="float" office:value="-15.2039148945705" calcext:value-type="float">
            <text:p>-15.2039148945705</text:p>
          </table:table-cell>
          <table:table-cell table:formula="of:=IF([.B76]=0;0;IF([.B76]=1;1;[.C76]+0.503786482723489))" office:value-type="float" office:value="-14.700128411847" calcext:value-type="float">
            <text:p>-14.700128411847</text:p>
          </table:table-cell>
          <table:table-cell table:formula="of:=IF([.B76]=0;0;IF([.B76]=1;1;1/(1+EXP(-[.D76]))))" office:value-type="float" office:value="0.00000041287175007409" calcext:value-type="float">
            <text:p>4.1287175007409E-07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21705" calcext:value-type="float">
            <text:p>0.0121705</text:p>
          </table:table-cell>
          <table:table-cell table:formula="of:=IF([.B77]=0;0;IF([.B77]=1;1;LN([.B77]/(1-[.B77]))))" office:value-type="float" office:value="-4.39649512121577" calcext:value-type="float">
            <text:p>-4.39649512121577</text:p>
          </table:table-cell>
          <table:table-cell table:formula="of:=IF([.B77]=0;0;IF([.B77]=1;1;[.C77]+0.503786482723489))" office:value-type="float" office:value="-3.89270863849228" calcext:value-type="float">
            <text:p>-3.89270863849228</text:p>
          </table:table-cell>
          <table:table-cell table:formula="of:=IF([.B77]=0;0;IF([.B77]=1;1;1/(1+EXP(-[.D77]))))" office:value-type="float" office:value="0.0199825959508096" calcext:value-type="float">
            <text:p>0.0199825959508096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687305" calcext:value-type="float">
            <text:p>0.0000687305</text:p>
          </table:table-cell>
          <table:table-cell table:formula="of:=IF([.B78]=0;0;IF([.B78]=1;1;LN([.B78]/(1-[.B78]))))" office:value-type="float" office:value="-9.58524876515158" calcext:value-type="float">
            <text:p>-9.58524876515158</text:p>
          </table:table-cell>
          <table:table-cell table:formula="of:=IF([.B78]=0;0;IF([.B78]=1;1;[.C78]+0.503786482723489))" office:value-type="float" office:value="-9.08146228242809" calcext:value-type="float">
            <text:p>-9.08146228242809</text:p>
          </table:table-cell>
          <table:table-cell table:formula="of:=IF([.B78]=0;0;IF([.B78]=1;1;1/(1+EXP(-[.D78]))))" office:value-type="float" office:value="0.000113742204869397" calcext:value-type="float">
            <text:p>0.000113742204869397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22714" calcext:value-type="float">
            <text:p>0.122714</text:p>
          </table:table-cell>
          <table:table-cell table:formula="of:=IF([.B79]=0;0;IF([.B79]=1;1;LN([.B79]/(1-[.B79]))))" office:value-type="float" office:value="-1.96697660631637" calcext:value-type="float">
            <text:p>-1.96697660631637</text:p>
          </table:table-cell>
          <table:table-cell table:formula="of:=IF([.B79]=0;0;IF([.B79]=1;1;[.C79]+0.503786482723489))" office:value-type="float" office:value="-1.46319012359288" calcext:value-type="float">
            <text:p>-1.46319012359288</text:p>
          </table:table-cell>
          <table:table-cell table:formula="of:=IF([.B79]=0;0;IF([.B79]=1;1;1/(1+EXP(-[.D79]))))" office:value-type="float" office:value="0.187979888969448" calcext:value-type="float">
            <text:p>0.187979888969448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8947" calcext:value-type="float">
            <text:p>0.0148947</text:p>
          </table:table-cell>
          <table:table-cell table:formula="of:=IF([.B80]=0;0;IF([.B80]=1;1;LN([.B80]/(1-[.B80]))))" office:value-type="float" office:value="-4.19174309403611" calcext:value-type="float">
            <text:p>-4.19174309403611</text:p>
          </table:table-cell>
          <table:table-cell table:formula="of:=IF([.B80]=0;0;IF([.B80]=1;1;[.C80]+0.503786482723489))" office:value-type="float" office:value="-3.68795661131262" calcext:value-type="float">
            <text:p>-3.68795661131262</text:p>
          </table:table-cell>
          <table:table-cell table:formula="of:=IF([.B80]=0;0;IF([.B80]=1;1;1/(1+EXP(-[.D80]))))" office:value-type="float" office:value="0.0244122129199611" calcext:value-type="float">
            <text:p>0.0244122129199611</text:p>
          </table:table-cell>
          <table:table-cell table:number-columns-repeated="6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000252202" calcext:value-type="float">
            <text:p>0.00000252202</text:p>
          </table:table-cell>
          <table:table-cell table:formula="of:=IF([.B81]=0;0;IF([.B81]=1;1;LN([.B81]/(1-[.B81]))))" office:value-type="float" office:value="-12.8904478682157" calcext:value-type="float">
            <text:p>-12.8904478682157</text:p>
          </table:table-cell>
          <table:table-cell table:formula="of:=IF([.B81]=0;0;IF([.B81]=1;1;[.C81]+0.503786482723489))" office:value-type="float" office:value="-12.3866613854922" calcext:value-type="float">
            <text:p>-12.3866613854922</text:p>
          </table:table-cell>
          <table:table-cell table:formula="of:=IF([.B81]=0;0;IF([.B81]=1;1;1/(1+EXP(-[.D81]))))" office:value-type="float" office:value="0.00000417387557463397" calcext:value-type="float">
            <text:p>4.17387557463397E-0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2]=0;0;IF([.B82]=1;1;LN([.B82]/(1-[.B82]))))" office:value-type="float" office:value="1" calcext:value-type="float">
            <text:p>1</text:p>
          </table:table-cell>
          <table:table-cell table:formula="of:=IF([.B82]=0;0;IF([.B82]=1;1;[.C82]+0.503786482723489))" office:value-type="float" office:value="1" calcext:value-type="float">
            <text:p>1</text:p>
          </table:table-cell>
          <table:table-cell table:formula="of:=IF([.B82]=0;0;IF([.B82]=1;1;1/(1+EXP(-[.D82]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46389" calcext:value-type="float">
            <text:p>0.146389</text:p>
          </table:table-cell>
          <table:table-cell table:formula="of:=IF([.B83]=0;0;IF([.B83]=1;1;LN([.B83]/(1-[.B83]))))" office:value-type="float" office:value="-1.76320812441016" calcext:value-type="float">
            <text:p>-1.76320812441016</text:p>
          </table:table-cell>
          <table:table-cell table:formula="of:=IF([.B83]=0;0;IF([.B83]=1;1;[.C83]+0.503786482723489))" office:value-type="float" office:value="-1.25942164168667" calcext:value-type="float">
            <text:p>-1.25942164168667</text:p>
          </table:table-cell>
          <table:table-cell table:formula="of:=IF([.B83]=0;0;IF([.B83]=1;1;1/(1+EXP(-[.D83]))))" office:value-type="float" office:value="0.221073469449759" calcext:value-type="float">
            <text:p>0.221073469449759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19062" calcext:value-type="float">
            <text:p>0.000119062</text:p>
          </table:table-cell>
          <table:table-cell table:formula="of:=IF([.B84]=0;0;IF([.B84]=1;1;LN([.B84]/(1-[.B84]))))" office:value-type="float" office:value="-9.03574712303869" calcext:value-type="float">
            <text:p>-9.03574712303869</text:p>
          </table:table-cell>
          <table:table-cell table:formula="of:=IF([.B84]=0;0;IF([.B84]=1;1;[.C84]+0.503786482723489))" office:value-type="float" office:value="-8.53196064031521" calcext:value-type="float">
            <text:p>-8.53196064031521</text:p>
          </table:table-cell>
          <table:table-cell table:formula="of:=IF([.B84]=0;0;IF([.B84]=1;1;1/(1+EXP(-[.D84]))))" office:value-type="float" office:value="0.000197029382793765" calcext:value-type="float">
            <text:p>0.000197029382793765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81469" calcext:value-type="float">
            <text:p>0.981469</text:p>
          </table:table-cell>
          <table:table-cell table:formula="of:=IF([.B85]=0;0;IF([.B85]=1;1;LN([.B85]/(1-[.B85]))))" office:value-type="float" office:value="3.96960542352612" calcext:value-type="float">
            <text:p>3.96960542352612</text:p>
          </table:table-cell>
          <table:table-cell table:formula="of:=IF([.B85]=0;0;IF([.B85]=1;1;[.C85]+0.503786482723489))" office:value-type="float" office:value="4.47339190624961" calcext:value-type="float">
            <text:p>4.47339190624961</text:p>
          </table:table-cell>
          <table:table-cell table:formula="of:=IF([.B85]=0;0;IF([.B85]=1;1;1/(1+EXP(-[.D85]))))" office:value-type="float" office:value="0.988720133553963" calcext:value-type="float">
            <text:p>0.988720133553963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96433" calcext:value-type="float">
            <text:p>0.00196433</text:p>
          </table:table-cell>
          <table:table-cell table:formula="of:=IF([.B86]=0;0;IF([.B86]=1;1;LN([.B86]/(1-[.B86]))))" office:value-type="float" office:value="-6.23063779689805" calcext:value-type="float">
            <text:p>-6.23063779689805</text:p>
          </table:table-cell>
          <table:table-cell table:formula="of:=IF([.B86]=0;0;IF([.B86]=1;1;[.C86]+0.503786482723489))" office:value-type="float" office:value="-5.72685131417456" calcext:value-type="float">
            <text:p>-5.72685131417456</text:p>
          </table:table-cell>
          <table:table-cell table:formula="of:=IF([.B86]=0;0;IF([.B86]=1;1;1/(1+EXP(-[.D86]))))" office:value-type="float" office:value="0.00324674170454144" calcext:value-type="float">
            <text:p>0.00324674170454144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91595" calcext:value-type="float">
            <text:p>0.0291595</text:p>
          </table:table-cell>
          <table:table-cell table:formula="of:=IF([.B87]=0;0;IF([.B87]=1;1;LN([.B87]/(1-[.B87]))))" office:value-type="float" office:value="-3.5053814309358" calcext:value-type="float">
            <text:p>-3.5053814309358</text:p>
          </table:table-cell>
          <table:table-cell table:formula="of:=IF([.B87]=0;0;IF([.B87]=1;1;[.C87]+0.503786482723489))" office:value-type="float" office:value="-3.00159494821232" calcext:value-type="float">
            <text:p>-3.00159494821232</text:p>
          </table:table-cell>
          <table:table-cell table:formula="of:=IF([.B87]=0;0;IF([.B87]=1;1;1/(1+EXP(-[.D87]))))" office:value-type="float" office:value="0.0473538707338434" calcext:value-type="float">
            <text:p>0.0473538707338434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149839" calcext:value-type="float">
            <text:p>0.00000149839</text:p>
          </table:table-cell>
          <table:table-cell table:formula="of:=IF([.B88]=0;0;IF([.B88]=1;1;LN([.B88]/(1-[.B88]))))" office:value-type="float" office:value="-13.4111178612331" calcext:value-type="float">
            <text:p>-13.4111178612331</text:p>
          </table:table-cell>
          <table:table-cell table:formula="of:=IF([.B88]=0;0;IF([.B88]=1;1;[.C88]+0.503786482723489))" office:value-type="float" office:value="-12.9073313785096" calcext:value-type="float">
            <text:p>-12.9073313785096</text:p>
          </table:table-cell>
          <table:table-cell table:formula="of:=IF([.B88]=0;0;IF([.B88]=1;1;1/(1+EXP(-[.D88]))))" office:value-type="float" office:value="0.00000247979699421402" calcext:value-type="float">
            <text:p>2.47979699421402E-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0;IF([.B89]=1;1;LN([.B89]/(1-[.B89]))))" office:value-type="float" office:value="0" calcext:value-type="float">
            <text:p>0</text:p>
          </table:table-cell>
          <table:table-cell table:formula="of:=IF([.B89]=0;0;IF([.B89]=1;1;[.C89]+0.503786482723489))" office:value-type="float" office:value="0" calcext:value-type="float">
            <text:p>0</text:p>
          </table:table-cell>
          <table:table-cell table:formula="of:=IF([.B89]=0;0;IF([.B89]=1;1;1/(1+EXP(-[.D89]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80058" calcext:value-type="float">
            <text:p>0.180058</text:p>
          </table:table-cell>
          <table:table-cell table:formula="of:=IF([.B90]=0;0;IF([.B90]=1;1;LN([.B90]/(1-[.B90]))))" office:value-type="float" office:value="-1.51595458483938" calcext:value-type="float">
            <text:p>-1.51595458483938</text:p>
          </table:table-cell>
          <table:table-cell table:formula="of:=IF([.B90]=0;0;IF([.B90]=1;1;[.C90]+0.503786482723489))" office:value-type="float" office:value="-1.01216810211589" calcext:value-type="float">
            <text:p>-1.01216810211589</text:p>
          </table:table-cell>
          <table:table-cell table:formula="of:=IF([.B90]=0;0;IF([.B90]=1;1;1/(1+EXP(-[.D90]))))" office:value-type="float" office:value="0.266555764105884" calcext:value-type="float">
            <text:p>0.266555764105884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40425" calcext:value-type="float">
            <text:p>0.440425</text:p>
          </table:table-cell>
          <table:table-cell table:formula="of:=IF([.B91]=0;0;IF([.B91]=1;1;LN([.B91]/(1-[.B91]))))" office:value-type="float" office:value="-0.239437397212484" calcext:value-type="float">
            <text:p>-0.239437397212484</text:p>
          </table:table-cell>
          <table:table-cell table:formula="of:=IF([.B91]=0;0;IF([.B91]=1;1;[.C91]+0.503786482723489))" office:value-type="float" office:value="0.264349085511005" calcext:value-type="float">
            <text:p>0.264349085511005</text:p>
          </table:table-cell>
          <table:table-cell table:formula="of:=IF([.B91]=0;0;IF([.B91]=1;1;1/(1+EXP(-[.D91]))))" office:value-type="float" office:value="0.565705091219397" calcext:value-type="float">
            <text:p>0.565705091219397</text:p>
          </table:table-cell>
          <table:table-cell table:number-columns-repeated="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55369" calcext:value-type="float">
            <text:p>0.155369</text:p>
          </table:table-cell>
          <table:table-cell table:formula="of:=IF([.B92]=0;0;IF([.B92]=1;1;LN([.B92]/(1-[.B92]))))" office:value-type="float" office:value="-1.69309691275713" calcext:value-type="float">
            <text:p>-1.69309691275713</text:p>
          </table:table-cell>
          <table:table-cell table:formula="of:=IF([.B92]=0;0;IF([.B92]=1;1;[.C92]+0.503786482723489))" office:value-type="float" office:value="-1.18931043003364" calcext:value-type="float">
            <text:p>-1.18931043003364</text:p>
          </table:table-cell>
          <table:table-cell table:formula="of:=IF([.B92]=0;0;IF([.B92]=1;1;1/(1+EXP(-[.D92]))))" office:value-type="float" office:value="0.233382287495506" calcext:value-type="float">
            <text:p>0.233382287495506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702874" calcext:value-type="float">
            <text:p>0.00702874</text:p>
          </table:table-cell>
          <table:table-cell table:formula="of:=IF([.B93]=0;0;IF([.B93]=1;1;LN([.B93]/(1-[.B93]))))" office:value-type="float" office:value="-4.95069426313296" calcext:value-type="float">
            <text:p>-4.95069426313296</text:p>
          </table:table-cell>
          <table:table-cell table:formula="of:=IF([.B93]=0;0;IF([.B93]=1;1;[.C93]+0.503786482723489))" office:value-type="float" office:value="-4.44690778040947" calcext:value-type="float">
            <text:p>-4.44690778040947</text:p>
          </table:table-cell>
          <table:table-cell table:formula="of:=IF([.B93]=0;0;IF([.B93]=1;1;1/(1+EXP(-[.D93]))))" office:value-type="float" office:value="0.0115790895833101" calcext:value-type="float">
            <text:p>0.0115790895833101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28721" calcext:value-type="float">
            <text:p>0.928721</text:p>
          </table:table-cell>
          <table:table-cell table:formula="of:=IF([.B94]=0;0;IF([.B94]=1;1;LN([.B94]/(1-[.B94]))))" office:value-type="float" office:value="2.56720661689655" calcext:value-type="float">
            <text:p>2.56720661689655</text:p>
          </table:table-cell>
          <table:table-cell table:formula="of:=IF([.B94]=0;0;IF([.B94]=1;1;[.C94]+0.503786482723489))" office:value-type="float" office:value="3.07099309962004" calcext:value-type="float">
            <text:p>3.07099309962004</text:p>
          </table:table-cell>
          <table:table-cell table:formula="of:=IF([.B94]=0;0;IF([.B94]=1;1;1/(1+EXP(-[.D94]))))" office:value-type="float" office:value="0.955680254687532" calcext:value-type="float">
            <text:p>0.955680254687532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914143" calcext:value-type="float">
            <text:p>0.0000914143</text:p>
          </table:table-cell>
          <table:table-cell table:formula="of:=IF([.B95]=0;0;IF([.B95]=1;1;LN([.B95]/(1-[.B95]))))" office:value-type="float" office:value="-9.30001721812122" calcext:value-type="float">
            <text:p>-9.30001721812122</text:p>
          </table:table-cell>
          <table:table-cell table:formula="of:=IF([.B95]=0;0;IF([.B95]=1;1;[.C95]+0.503786482723489))" office:value-type="float" office:value="-8.79623073539774" calcext:value-type="float">
            <text:p>-8.79623073539774</text:p>
          </table:table-cell>
          <table:table-cell table:formula="of:=IF([.B95]=0;0;IF([.B95]=1;1;1/(1+EXP(-[.D95]))))" office:value-type="float" office:value="0.000151279411122768" calcext:value-type="float">
            <text:p>0.000151279411122768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654063" calcext:value-type="float">
            <text:p>0.0654063</text:p>
          </table:table-cell>
          <table:table-cell table:formula="of:=IF([.B96]=0;0;IF([.B96]=1;1;LN([.B96]/(1-[.B96]))))" office:value-type="float" office:value="-2.65949330529299" calcext:value-type="float">
            <text:p>-2.65949330529299</text:p>
          </table:table-cell>
          <table:table-cell table:formula="of:=IF([.B96]=0;0;IF([.B96]=1;1;[.C96]+0.503786482723489))" office:value-type="float" office:value="-2.1557068225695" calcext:value-type="float">
            <text:p>-2.1557068225695</text:p>
          </table:table-cell>
          <table:table-cell table:formula="of:=IF([.B96]=0;0;IF([.B96]=1;1;1/(1+EXP(-[.D96]))))" office:value-type="float" office:value="0.103799145009913" calcext:value-type="float">
            <text:p>0.103799145009913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739063" calcext:value-type="float">
            <text:p>0.00739063</text:p>
          </table:table-cell>
          <table:table-cell table:formula="of:=IF([.B97]=0;0;IF([.B97]=1;1;LN([.B97]/(1-[.B97]))))" office:value-type="float" office:value="-4.90012422129891" calcext:value-type="float">
            <text:p>-4.90012422129891</text:p>
          </table:table-cell>
          <table:table-cell table:formula="of:=IF([.B97]=0;0;IF([.B97]=1;1;[.C97]+0.503786482723489))" office:value-type="float" office:value="-4.39633773857542" calcext:value-type="float">
            <text:p>-4.39633773857542</text:p>
          </table:table-cell>
          <table:table-cell table:formula="of:=IF([.B97]=0;0;IF([.B97]=1;1;1/(1+EXP(-[.D97]))))" office:value-type="float" office:value="0.0121723922590152" calcext:value-type="float">
            <text:p>0.0121723922590152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59873" calcext:value-type="float">
            <text:p>0.00259873</text:p>
          </table:table-cell>
          <table:table-cell table:formula="of:=IF([.B98]=0;0;IF([.B98]=1;1;LN([.B98]/(1-[.B98]))))" office:value-type="float" office:value="-5.95013030226904" calcext:value-type="float">
            <text:p>-5.95013030226904</text:p>
          </table:table-cell>
          <table:table-cell table:formula="of:=IF([.B98]=0;0;IF([.B98]=1;1;[.C98]+0.503786482723489))" office:value-type="float" office:value="-5.44634381954556" calcext:value-type="float">
            <text:p>-5.44634381954556</text:p>
          </table:table-cell>
          <table:table-cell table:formula="of:=IF([.B98]=0;0;IF([.B98]=1;1;1/(1+EXP(-[.D98]))))" office:value-type="float" office:value="0.00429352763739529" calcext:value-type="float">
            <text:p>0.00429352763739529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86025" calcext:value-type="float">
            <text:p>0.0286025</text:p>
          </table:table-cell>
          <table:table-cell table:formula="of:=IF([.B99]=0;0;IF([.B99]=1;1;LN([.B99]/(1-[.B99]))))" office:value-type="float" office:value="-3.52524162971026" calcext:value-type="float">
            <text:p>-3.52524162971026</text:p>
          </table:table-cell>
          <table:table-cell table:formula="of:=IF([.B99]=0;0;IF([.B99]=1;1;[.C99]+0.503786482723489))" office:value-type="float" office:value="-3.02145514698678" calcext:value-type="float">
            <text:p>-3.02145514698678</text:p>
          </table:table-cell>
          <table:table-cell table:formula="of:=IF([.B99]=0;0;IF([.B99]=1;1;1/(1+EXP(-[.D99]))))" office:value-type="float" office:value="0.0464659589348923" calcext:value-type="float">
            <text:p>0.0464659589348923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353876" calcext:value-type="float">
            <text:p>0.000353876</text:p>
          </table:table-cell>
          <table:table-cell table:formula="of:=IF([.B100]=0;0;IF([.B100]=1;1;LN([.B100]/(1-[.B100]))))" office:value-type="float" office:value="-7.94621005005073" calcext:value-type="float">
            <text:p>-7.94621005005073</text:p>
          </table:table-cell>
          <table:table-cell table:formula="of:=IF([.B100]=0;0;IF([.B100]=1;1;[.C100]+0.503786482723489))" office:value-type="float" office:value="-7.44242356732724" calcext:value-type="float">
            <text:p>-7.44242356732724</text:p>
          </table:table-cell>
          <table:table-cell table:formula="of:=IF([.B100]=0;0;IF([.B100]=1;1;1/(1+EXP(-[.D100]))))" office:value-type="float" office:value="0.000585520560518236" calcext:value-type="float">
            <text:p>0.000585520560518236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07486" calcext:value-type="float">
            <text:p>0.00307486</text:p>
          </table:table-cell>
          <table:table-cell table:formula="of:=IF([.B101]=0;0;IF([.B101]=1;1;LN([.B101]/(1-[.B101]))))" office:value-type="float" office:value="-5.78141631012029" calcext:value-type="float">
            <text:p>-5.78141631012029</text:p>
          </table:table-cell>
          <table:table-cell table:formula="of:=IF([.B101]=0;0;IF([.B101]=1;1;[.C101]+0.503786482723489))" office:value-type="float" office:value="-5.2776298273968" calcext:value-type="float">
            <text:p>-5.2776298273968</text:p>
          </table:table-cell>
          <table:table-cell table:formula="of:=IF([.B101]=0;0;IF([.B101]=1;1;1/(1+EXP(-[.D101]))))" office:value-type="float" office:value="0.00507859130215202" calcext:value-type="float">
            <text:p>0.00507859130215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23432513201412" calcext:value-type="float">
            <text:p>0.23432513201412</text:p>
          </table:table-cell>
          <table:table-cell table:style-name="ce6" table:formula="of:=AVERAGE([.C2:.C101])" office:value-type="float" office:value="-4.05331559891982" calcext:value-type="float">
            <text:p>-4.05331559891982</text:p>
          </table:table-cell>
          <table:table-cell table:style-name="ce6" table:formula="of:=AVERAGE([.D2:.D101])" office:value-type="float" office:value="-3.60998349412314" calcext:value-type="float">
            <text:p>-3.60998349412314</text:p>
          </table:table-cell>
          <table:table-cell table:style-name="ce6" table:formula="of:=AVERAGE([.E2:.E101])" office:value-type="float" office:value="0.263577125994047" calcext:value-type="float">
            <text:p>0.263577125994047</text:p>
          </table:table-cell>
          <table:table-cell table:number-columns-repeated="6"/>
        </table:table-row>
        <table:table-row table:style-name="ro1" table:number-rows-repeated="10484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7:00:33.954753141</dc:date>
    <meta:editing-duration>PT1H52M47S</meta:editing-duration>
    <meta:editing-cycles>24</meta:editing-cycles>
    <meta:generator>LibreOffice/7.3.7.2$Linux_X86_64 LibreOffice_project/30$Build-2</meta:generator>
    <meta:document-statistic meta:table-count="1" meta:cell-count="510" meta:object-count="0"/>
  </office:meta>
</office:document-meta>
</file>